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2d0" officeooo:paragraph-rsid="000652d0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222222" loext:opacity="100%" style:font-name="Arial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eFMCRZzZrwTMZZOVyRtGASA6mTIhdG2OWAto</text:p>
      <text:p text:style-name="Standard"/>
      <text:p text:style-name="P1">rep es selfSystem.containedSystem Analysis</text:p>
      <text:p text:style-name="P2"><text:span text:style-name="T1">rep.getDescriptor().oclAsType(viewpoint::DRepresentationDescriptor).eContainer(viewpoint::DAnalysis).eAllContents(viewpoint::DRepresentationDescriptor).representation-&gt;select(r | r.eAllContents(viewpoint::DRepresentationElement)-&gt;includes(self))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10T16:43:44.019887911</meta:creation-date>
    <dc:date>2023-09-14T17:52:31.482000000</dc:date>
    <meta:editing-duration>PT1H7M54S</meta:editing-duration>
    <meta:editing-cycles>3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3" meta:word-count="8" meta:character-count="328" meta:non-whitespace-character-count="322"/>
  </office:meta>
</office:document-meta>
</file>